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e87a9" officeooo:paragraph-rsid="000e87a9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e87a9" officeooo:paragraph-rsid="000e87a9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e87a9" officeooo:paragraph-rsid="0010f52e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e87a9" officeooo:paragraph-rsid="000e87a9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fo:font-weight="bold" officeooo:rsid="000e87a9" officeooo:paragraph-rsid="000e87a9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fo:font-weight="bold" officeooo:rsid="000e87a9" officeooo:paragraph-rsid="0010f52e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2pt" fo:font-weight="bold" officeooo:rsid="000e87a9" officeooo:paragraph-rsid="0011c6b1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9.285cm"/>
        </style:tab-stops>
      </style:paragraph-properties>
      <style:text-properties fo:font-size="22pt" fo:font-weight="bold" officeooo:rsid="000e87a9" officeooo:paragraph-rsid="00279263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9.285cm"/>
        </style:tab-stops>
      </style:paragraph-properties>
      <style:text-properties fo:font-size="22pt" fo:font-weight="bold" officeooo:rsid="000e87a9" officeooo:paragraph-rsid="00344422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9.285cm"/>
        </style:tab-stops>
      </style:paragraph-properties>
      <style:text-properties fo:font-size="22pt" fo:font-weight="bold" officeooo:rsid="000e87a9" officeooo:paragraph-rsid="00355b98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9.285cm"/>
        </style:tab-stops>
      </style:paragraph-properties>
      <style:text-properties fo:font-size="22pt" fo:font-weight="bold" officeooo:rsid="000e87a9" officeooo:paragraph-rsid="003a67ee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9.285cm"/>
        </style:tab-stops>
      </style:paragraph-properties>
      <style:text-properties fo:font-size="22pt" fo:font-weight="bold" officeooo:rsid="000e87a9" officeooo:paragraph-rsid="003b3b3e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9.285cm"/>
        </style:tab-stops>
      </style:paragraph-properties>
      <style:text-properties fo:font-size="22pt" fo:font-weight="bold" officeooo:rsid="00355b98" officeooo:paragraph-rsid="00344422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officeooo:rsid="000e87a9" officeooo:paragraph-rsid="000e87a9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8pt" fo:font-weight="normal" officeooo:rsid="000e87a9" officeooo:paragraph-rsid="000e87a9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0e87a9" officeooo:paragraph-rsid="000e87a9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weight="normal" officeooo:rsid="000e87a9" officeooo:paragraph-rsid="0025de29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11c6b1" officeooo:paragraph-rsid="0011c6b1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weight="normal" officeooo:rsid="0011c6b1" officeooo:paragraph-rsid="0010f52e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fo:font-weight="normal" officeooo:rsid="0011c6b1" officeooo:paragraph-rsid="0025de29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fo:font-weight="normal" officeooo:rsid="0011c6b1" officeooo:paragraph-rsid="00355b98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9.285cm"/>
        </style:tab-stops>
      </style:paragraph-properties>
      <style:text-properties fo:font-size="18pt" fo:font-weight="normal" officeooo:rsid="0033d3d0" officeooo:paragraph-rsid="0033d3d0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9.285cm"/>
        </style:tab-stops>
      </style:paragraph-properties>
      <style:text-properties fo:font-size="18pt" fo:font-weight="normal" officeooo:rsid="003b3b3e" officeooo:paragraph-rsid="003b3b3e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9.285cm"/>
        </style:tab-stops>
      </style:paragraph-properties>
      <style:text-properties officeooo:paragraph-rsid="00355b98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162559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3a67ee" style:font-size-asian="22pt" style:font-weight-asian="bold" style:font-size-complex="22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0f4176" style:font-size-asian="18pt" style:font-weight-asian="normal" style:font-size-complex="18pt" style:font-weight-complex="normal"/>
    </style:style>
    <style:style style:name="T7" style:family="text">
      <style:text-properties fo:font-size="18pt" fo:font-weight="normal" officeooo:rsid="0010f52e" style:font-size-asian="18pt" style:font-weight-asian="normal" style:font-size-complex="18pt" style:font-weight-complex="normal"/>
    </style:style>
    <style:style style:name="T8" style:family="text">
      <style:text-properties fo:font-size="18pt" fo:font-weight="normal" officeooo:rsid="0011c6b1" style:font-size-asian="18pt" style:font-weight-asian="normal" style:font-size-complex="18pt" style:font-weight-complex="normal"/>
    </style:style>
    <style:style style:name="T9" style:family="text">
      <style:text-properties fo:font-size="18pt" fo:font-weight="normal" officeooo:rsid="0028d6ff" style:font-size-asian="18pt" style:font-weight-asian="normal" style:font-size-complex="18pt" style:font-weight-complex="normal"/>
    </style:style>
    <style:style style:name="T10" style:family="text">
      <style:text-properties fo:font-size="18pt" fo:font-weight="normal" style:font-size-asian="15.75pt" style:font-weight-asian="normal" style:font-size-complex="18pt" style:font-weight-complex="normal"/>
    </style:style>
    <style:style style:name="T11" style:family="text">
      <style:text-properties fo:font-size="18pt" fo:font-weight="normal" officeooo:rsid="000f4176" style:font-size-asian="15.75pt" style:font-weight-asian="normal" style:font-size-complex="18pt" style:font-weight-complex="normal"/>
    </style:style>
    <style:style style:name="T12" style:family="text">
      <style:text-properties fo:font-size="18pt" fo:font-weight="normal" officeooo:rsid="0010f52e" style:font-size-asian="15.75pt" style:font-weight-asian="normal" style:font-size-complex="18pt" style:font-weight-complex="normal"/>
    </style:style>
    <style:style style:name="T13" style:family="text">
      <style:text-properties fo:font-size="18pt" fo:font-weight="normal" officeooo:rsid="0011c6b1" style:font-size-asian="15.75pt" style:font-weight-asian="normal" style:font-size-complex="18pt" style:font-weight-complex="normal"/>
    </style:style>
    <style:style style:name="T14" style:family="text">
      <style:text-properties fo:font-size="18pt" fo:font-weight="normal" officeooo:rsid="00132b4b" style:font-size-asian="15.75pt" style:font-weight-asian="normal" style:font-size-complex="18pt" style:font-weight-complex="normal"/>
    </style:style>
    <style:style style:name="T15" style:family="text">
      <style:text-properties fo:font-size="18pt" fo:font-weight="normal" officeooo:rsid="001486a4" style:font-size-asian="15.75pt" style:font-weight-asian="normal" style:font-size-complex="18pt" style:font-weight-complex="normal"/>
    </style:style>
    <style:style style:name="T16" style:family="text">
      <style:text-properties fo:font-size="18pt" fo:font-weight="normal" officeooo:rsid="0025de29" style:font-size-asian="15.75pt" style:font-weight-asian="normal" style:font-size-complex="18pt" style:font-weight-complex="normal"/>
    </style:style>
    <style:style style:name="T17" style:family="text">
      <style:text-properties fo:font-size="18pt" fo:font-weight="normal" officeooo:rsid="00279263" style:font-size-asian="15.75pt" style:font-weight-asian="normal" style:font-size-complex="18pt" style:font-weight-complex="normal"/>
    </style:style>
    <style:style style:name="T18" style:family="text">
      <style:text-properties fo:font-size="18pt" fo:font-weight="normal" officeooo:rsid="00282624" style:font-size-asian="15.75pt" style:font-weight-asian="normal" style:font-size-complex="18pt" style:font-weight-complex="normal"/>
    </style:style>
    <style:style style:name="T19" style:family="text">
      <style:text-properties fo:font-size="18pt" fo:font-weight="normal" officeooo:rsid="002bda78" style:font-size-asian="15.75pt" style:font-weight-asian="normal" style:font-size-complex="18pt" style:font-weight-complex="normal"/>
    </style:style>
    <style:style style:name="T20" style:family="text">
      <style:text-properties fo:font-size="18pt" fo:font-weight="normal" officeooo:rsid="0033d3d0" style:font-size-asian="15.75pt" style:font-weight-asian="normal" style:font-size-complex="18pt" style:font-weight-complex="normal"/>
    </style:style>
    <style:style style:name="T21" style:family="text">
      <style:text-properties fo:font-size="18pt" fo:font-weight="normal" officeooo:rsid="00344422" style:font-size-asian="15.75pt" style:font-weight-asian="normal" style:font-size-complex="18pt" style:font-weight-complex="normal"/>
    </style:style>
    <style:style style:name="T22" style:family="text">
      <style:text-properties fo:font-size="18pt" fo:font-weight="normal" officeooo:rsid="0035420d" style:font-size-asian="15.75pt" style:font-weight-asian="normal" style:font-size-complex="18pt" style:font-weight-complex="normal"/>
    </style:style>
    <style:style style:name="T23" style:family="text">
      <style:text-properties fo:font-size="18pt" fo:font-weight="normal" officeooo:rsid="00355b98" style:font-size-asian="15.75pt" style:font-weight-asian="normal" style:font-size-complex="18pt" style:font-weight-complex="normal"/>
    </style:style>
    <style:style style:name="T24" style:family="text">
      <style:text-properties fo:font-size="18pt" fo:font-weight="normal" officeooo:rsid="0038afa1" style:font-size-asian="15.75pt" style:font-weight-asian="normal" style:font-size-complex="18pt" style:font-weight-complex="normal"/>
    </style:style>
    <style:style style:name="T25" style:family="text">
      <style:text-properties fo:font-size="18pt" fo:font-weight="normal" officeooo:rsid="003a67ee" style:font-size-asian="15.75pt" style:font-weight-asian="normal" style:font-size-complex="18pt" style:font-weight-complex="normal"/>
    </style:style>
    <style:style style:name="T26" style:family="text">
      <style:text-properties fo:font-size="18pt" fo:font-weight="normal" officeooo:rsid="003b3b3e" style:font-size-asian="15.75pt" style:font-weight-asian="normal" style:font-size-complex="18pt" style:font-weight-complex="normal"/>
    </style:style>
    <style:style style:name="T27" style:family="text">
      <style:text-properties fo:font-size="18pt" fo:font-weight="normal" officeooo:rsid="003c07bd" style:font-size-asian="15.75pt" style:font-weight-asian="normal" style:font-size-complex="18pt" style:font-weight-complex="normal"/>
    </style:style>
    <style:style style:name="T28" style:family="text">
      <style:text-properties fo:font-size="18pt" fo:font-style="italic" fo:font-weight="normal" officeooo:rsid="003a67ee" style:font-size-asian="15.75pt" style:font-style-asian="italic" style:font-weight-asian="normal" style:font-size-complex="18pt" style:font-style-complex="italic" style:font-weight-complex="normal"/>
    </style:style>
    <style:style style:name="T29" style:family="text">
      <style:text-properties fo:font-size="18pt" fo:font-style="italic" fo:font-weight="normal" officeooo:rsid="003b3b3e" style:font-size-asian="15.75pt" style:font-style-asian="italic" style:font-weight-asian="normal" style:font-size-complex="18pt" style:font-style-complex="italic" style:font-weight-complex="normal"/>
    </style:style>
    <style:style style:name="T30" style:family="text">
      <style:text-properties fo:font-size="18pt" fo:font-style="normal" fo:font-weight="normal" officeooo:rsid="003a67ee" style:font-size-asian="15.75pt" style:font-style-asian="normal" style:font-weight-asian="normal" style:font-size-complex="18pt" style:font-style-complex="normal" style:font-weight-complex="normal"/>
    </style:style>
    <style:style style:name="T31" style:family="text">
      <style:text-properties officeooo:rsid="0025de29"/>
    </style:style>
    <style:style style:name="T32" style:family="text">
      <style:text-properties officeooo:rsid="0033d3d0"/>
    </style:style>
    <style:style style:name="T33" style:family="text">
      <style:text-properties officeooo:rsid="000e87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ехническое задание.</text:p>
      <text:p text:style-name="P4">Проект «in_finite_maze».</text:p>
      <text:p text:style-name="P1"/>
      <text:p text:style-name="P2"><text:span text:style-name="T1">1.</text:span> <text:tab/><text:span text:style-name="T4">Проект подразумевается для развлекательных целей, без возрастных ограничений. Интерфейс прост и понятен <text:tab/>(см. ниже).</text:span></text:p>
      <text:p text:style-name="P14"/>
      <text:p text:style-name="P3"><text:span text:style-name="T1">2.</text:span><text:span text:style-name="T10"> <text:tab/></text:span><text:span text:style-name="T19">Наш п</text:span><text:span text:style-name="T5">роект – это игра, в которой нужно за отведенные две минуты пройти максимальное число «уровней» (каждый уровень представляет собой лабиринт в форме квадрата со стороной 31</text:span><text:span text:style-name="T8">, толщина стены равна толщине прохода</text:span><text:span text:style-name="T5">). Чтобы пройти уровень, нужно пройти из левого верхнего угла в правый нижний. </text:span><text:span text:style-name="T6">При прохождении уровня увеличива</text:span><text:span text:style-name="T9">ю</text:span><text:span text:style-name="T6">тся значени</text:span><text:span text:style-name="T9">я</text:span><text:span text:style-name="T6"> в пол</text:span><text:span text:style-name="T8">ях</text:span><text:span text:style-name="T6"> «Score» </text:span><text:span text:style-name="T8">и «Level»</text:span><text:span text:style-name="T6">, </text:span><text:span text:style-name="T7">а также генерируется новый уровень</text:span><text:span text:style-name="T6">.</text:span></text:p>
      <text:p text:style-name="P15"/>
      <text:p text:style-name="P5">3.<text:span text:style-name="T10"> <text:tab/>Интерфейс:</text:span></text:p>
      <text:p text:style-name="P16"><text:tab/>- само игровое окно, в котором располагается лабиринт, <text:span text:style-name="T31">управление осуществляется стрелками клавиатуры</text:span></text:p>
      <text:p text:style-name="P7"><text:span text:style-name="T10"><text:tab/>- </text:span><text:span text:style-name="T13">поле «Score», в котором отображаются набранные очки</text:span></text:p>
      <text:p text:style-name="P7"><text:span text:style-name="T13"><text:tab/>- </text:span><text:span text:style-name="T17">таймер, отсчитывающий две минуты</text:span></text:p>
      <text:p text:style-name="P18"><text:tab/>- поле «Level», в котором отображается текущий уровень</text:p>
      <text:p text:style-name="P17"><text:tab/>- кнопка «New Level» для переключения на новый <text:tab/> <text:s text:c="4"/>уровень <text:span text:style-name="T31">(можно менять лабиринт без снятия очков)</text:span></text:p>
      <text:p text:style-name="P6"><text:span text:style-name="T10"><text:tab/></text:span><text:span text:style-name="T12">- кнопка «Help», при нажатии на которую появляется <text:tab/> <text:s/>подсказка в виде красной стрелочки, указывающей</text:span><text:span text:style-name="T11"> <text:tab/> <text:s text:c="4"/><text:tab/> <text:s text:c="2"/></text:span><text:span text:style-name="T13">направление, в котором нужно двигаться, чтобы дойти до выхода из лабиринта </text:span><text:span text:style-name="T16">(-5 очков за каждую подсказку)</text:span></text:p>
      <text:p text:style-name="P19"><text:tab/>- кнопка «Show Path», при нажатии на которую <text:s text:c="3"/><text:tab/> появляется красная линия, показывающая полный путь <text:tab/> <text:s/>до выхода из лабиринта <text:span text:style-name="T31">(-70 очков за каждое использование)</text:span></text:p>
      <text:p text:style-name="P20"><text:tab/>- кнопка «<text:span text:style-name="T31">Hide</text:span> Path», при нажатии на которую <text:tab/> <text:tab/> <text:s/>по<text:span text:style-name="T31">дсказка или полностью показанный путь стирается</text:span></text:p>
      <text:p text:style-name="P21">- кнопка «Exit» <text:span text:style-name="T32">дл</text:span>я выхода из приложения</text:p>
      <text:p text:style-name="P21"><text:soft-page-break/><text:span text:style-name="T2">4. </text:span><text:span text:style-name="T33"><text:s text:c="3"/>Необходимое ПО : Qt, желательно версии, не ниже 5.14.1, нужен компилятор GCC 64 bit</text:span></text:p>
      <text:p text:style-name="P19"/>
      <text:p text:style-name="P9"><text:span text:style-name="T32">5. </text:span><text:span text:style-name="T10"><text:s text:c="3"/></text:span><text:span text:style-name="T20">Реализация</text:span><text:span text:style-name="T14">:</text:span></text:p>
      <text:p text:style-name="P9"><text:span text:style-name="T14"><text:s text:c="8"/>- </text:span><text:span text:style-name="T20">mainwindow.h, mainwindow.cpp сожержат соответственно объявление и реализацию класса MainWindow </text:span><text:span text:style-name="T21">(наследник QMainWindow)</text:span><text:span text:style-name="T20">, который нужен для отображения окна приложения и «отлова» действий пользователя, </text:span><text:span text:style-name="T21">а также </text:span><text:span text:style-name="T22">методов</text:span><text:span text:style-name="T21">, необходимых для отрисовки всех элементов лабиринта и отображения кнопок</text:span><text:span text:style-name="T20">;</text:span></text:p>
      <text:p text:style-name="P22"><text:s text:c="8"/>- maze.h, maze.cpp содержат объявления и описания функций, отвечающих за генерацию лабиринта;</text:p>
      <text:p text:style-name="P9"><text:span text:style-name="T20"><text:s text:c="8"/>- paintwidget.h, paintwidget.cpp </text:span><text:span text:style-name="T21">содержат соответственно объявление и реализацию класса PaintWidget (наследникQWidget), который</text:span><text:span text:style-name="T20"> отвеча</text:span><text:span text:style-name="T21">е</text:span><text:span text:style-name="T20">т за обеспечение </text:span><text:span text:style-name="T21">местом для</text:span><text:span text:style-name="T20"> отрисовки всех графических элементов, </text:span><text:span text:style-name="T21">именно на элементе этого класса (Qimage *image) и ведётся основная работа, путём использования методов класса MainWindow;</text:span></text:p>
      <text:p text:style-name="P9"><text:span text:style-name="T21"><text:s text:c="8"/>- </text:span><text:span text:style-name="T22">назначение методов классов и других функций понятно, в основном, из их названий или из их реализации почти сразу</text:span></text:p>
      <text:p text:style-name="P13"/>
      <text:p text:style-name="P11"><text:span text:style-name="T32">6. <text:s text:c="2"/></text:span><text:span text:style-name="T25">Способ сборки:</text:span></text:p>
      <text:p text:style-name="P12"><text:span text:style-name="T25"><text:s text:c="9"/></text:span><text:span text:style-name="T26">1) в папке проекта</text:span><text:span text:style-name="T25"> <text:s text:c="5"/></text:span></text:p>
      <text:p text:style-name="P12"><text:span text:style-name="T25"><text:s text:c="18"/>/path/to/Qt/</text:span><text:span text:style-name="T28">qt_version(for example, 5.14.1)</text:span><text:span text:style-name="T30">/</text:span><text:span text:style-name="T25">gcc_64/bin/qmake <text:tab/></text:span></text:p>
      <text:p text:style-name="P12"><text:span text:style-name="T25"><text:s text:c="61"/></text:span><text:span text:style-name="T29">project</text:span><text:span text:style-name="T26">.pro <text:s/></text:span></text:p>
      <text:p text:style-name="P23"><text:s text:c="9"/>2) там же</text:p>
      <text:p text:style-name="P23"><text:s text:c="18"/>make</text:p>
      <text:p text:style-name="P12"><text:span text:style-name="T26"><text:s text:c="9"/>3) запустить игру с помощью исполняемого файла </text:span><text:span text:style-name="T29">project</text:span></text:p>
      <text:p text:style-name="P12"><text:s text:c="11"/></text:p>
      <text:p text:style-name="P11"><text:span text:style-name="T32">7. </text:span><text:span text:style-name="T10"><text:s text:c="3"/></text:span><text:span text:style-name="T14">Авторы идеи:</text:span></text:p>
      <text:p text:style-name="P8"><text:span text:style-name="T14"><text:s text:c="8"/>- </text:span><text:span text:style-name="T15">Мельников Виктор </text:span><text:span text:style-name="T16">(рисование движущегося кружка- «игрока», </text:span><text:span text:style-name="T17">обеспечение валидного движения игрока без заходов на стену, генерация пути-подсказки с помощью идеи обхода графа DFS, code review, debugging, создание полей «Score» и «Level», </text:span><text:span text:style-name="T18">документация</text:span><text:span text:style-name="T16">);</text:span></text:p>
      <text:p text:style-name="P8"><text:soft-page-break/><text:span text:style-name="T15">- </text:span><text:span text:style-name="T14">Аблов Дени</text:span><text:span text:style-name="T16">с (генерация </text:span><text:span text:style-name="T17">и</text:span><text:span text:style-name="T16"> </text:span><text:span text:style-name="T17">рисование лабиринта, обеспечение валидного движения игрока без заходов на стену, генерация простой подсказки в виде отрезка, таймер и автоматический переход на новый уровень при прохождении предыдущего, code review, debugging, наладка работы полей «Score» и «Level», </text:span><text:span text:style-name="T24">презентация</text:span><text:span text:style-name="T16">)</text:span></text:p>
      <text:p text:style-name="P10"/>
      <text:p text:style-name="P24"><text:span text:style-name="T3">8. <text:s text:c="3"/></text:span><text:span text:style-name="T23">Примечание: проект использовал наработки А.В Третьякова, преподавателя информатики МФТИ – часть проекта drawing для рисования графиков функция с графическим интерфейсом. </text:span><text:span text:style-name="T27">Так же был взят код генерации лабиринта из статьи: </text:span><text:a xlink:type="simple" xlink:href="https://meet.google.com/linkredirect?authuser=0&amp;dest=https%3A%2F%2Fhabr.com%2Fru%2Fpost%2F319532%2F" office:target-frame-name="_blank" xlink:show="new" text:style-name="Internet_20_link" text:visited-style-name="Visited_20_Internet_20_Link"><text:span text:style-name="T27">https://habr.com/ru/post/319532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1.02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6:08:43.440277138</meta:creation-date>
    <dc:date>2020-05-16T16:03:47.162731494</dc:date>
    <meta:editing-duration>PT4H22M3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3" meta:paragraph-count="32" meta:word-count="450" meta:character-count="3569" meta:non-whitespace-character-count="2905"/>
  </office:meta>
</office:document-meta>
</file>